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2cm" draw:marker-end-width="0.322cm" draw:fill-color="#ffdaa2" draw:textarea-horizontal-align="justify" draw:textarea-vertical-align="middle" draw:auto-grow-height="false" fo:min-height="2.845cm" fo:min-width="6.024cm" fo:padding-top="0.166cm" fo:padding-bottom="0.166cm" fo:padding-left="0.291cm" fo:padding-right="0.291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daa2" draw:textarea-horizontal-align="justify" draw:textarea-vertical-align="middle" draw:auto-grow-height="false" fo:min-height="2.845cm" fo:min-width="6.024cm" fo:padding-top="0.165cm" fo:padding-bottom="0.165cm" fo:padding-left="0.29cm" fo:padding-right="0.29cm"/>
    </style:style>
    <style:style style:name="gr3" style:family="graphic" style:parent-style-name="standard">
      <style:graphic-properties draw:stroke="solid" svg:stroke-width="0.081cm" svg:stroke-color="#000000" draw:marker-start-width="0.321cm" draw:marker-end-width="0.321cm" draw:fill-color="#add58a" draw:textarea-horizontal-align="justify" draw:textarea-vertical-align="middle" draw:auto-grow-height="false" fo:min-height="2.845cm" fo:min-width="6.024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adc5e7" draw:textarea-horizontal-align="justify" draw:textarea-vertical-align="middle" draw:auto-grow-height="false" fo:min-height="2.765cm" fo:min-width="5.944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cd4d1" draw:textarea-horizontal-align="justify" draw:textarea-vertical-align="middle" draw:auto-grow-height="false" fo:min-height="2.845cm" fo:min-width="6.024cm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fo:min-height="2.20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639cm"/>
    </style:style>
    <style:style style:name="gr9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eeeeee" draw:textarea-horizontal-align="justify" draw:textarea-vertical-align="middle" draw:auto-grow-height="false" fo:min-height="2.845cm" fo:min-width="6.024cm" fo:padding-top="0.165cm" fo:padding-bottom="0.165cm" fo:padding-left="0.29cm" fo:padding-right="0.29cm"/>
    </style:style>
    <style:style style:name="P1" style:family="paragraph">
      <style:paragraph-properties fo:text-align="center"/>
      <style:text-properties fo:font-size="11pt" style:font-size-asian="14pt" style:font-size-complex="14pt"/>
    </style:style>
    <style:style style:name="P2" style:family="paragraph">
      <loext:graphic-properties draw:fill-color="#ffdaa2"/>
      <style:paragraph-properties fo:text-align="center"/>
      <style:text-properties fo:font-size="11pt" style:font-size-asian="14pt" style:font-size-complex="14pt"/>
    </style:style>
    <style:style style:name="P3" style:family="paragraph">
      <loext:graphic-properties draw:fill-color="#add58a"/>
      <style:paragraph-properties fo:text-align="center"/>
      <style:text-properties fo:font-size="11pt" style:font-size-asian="14pt" style:font-size-complex="14pt"/>
    </style:style>
    <style:style style:name="P4" style:family="paragraph">
      <loext:graphic-properties draw:fill-color="#adc5e7"/>
      <style:paragraph-properties fo:text-align="center"/>
      <style:text-properties fo:font-size="11pt" style:font-size-asian="14pt" style:font-size-complex="14pt"/>
    </style:style>
    <style:style style:name="P5" style:family="paragraph">
      <loext:graphic-properties draw:fill-color="#fcd4d1"/>
      <style:paragraph-properties fo:text-align="center"/>
      <style:text-properties fo:font-size="11pt" style:font-size-asian="14pt" style:font-size-complex="14pt"/>
    </style:style>
    <style:style style:name="P6" style:family="paragraph">
      <style:paragraph-properties fo:text-align="center"/>
      <style:text-properties fo:font-size="28pt" fo:font-weight="normal"/>
    </style:style>
    <style:style style:name="P7" style:family="paragraph">
      <loext:graphic-properties draw:fill="none" draw:fill-color="#ffffff"/>
      <style:paragraph-properties fo:text-align="center"/>
      <style:text-properties fo:font-size="28pt" fo:font-weight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tyle="italic"/>
    </style:style>
    <style:style style:name="P10" style:family="paragraph">
      <loext:graphic-properties draw:fill="none" draw:fill-color="#ffffff"/>
      <style:text-properties fo:font-style="italic"/>
    </style:style>
    <style:style style:name="P11" style:family="paragraph">
      <loext:graphic-properties draw:fill-color="#eeeeee"/>
      <style:paragraph-properties fo:text-align="center"/>
      <style:text-properties fo:font-size="11pt" style:font-size-asian="14pt" style:font-size-complex="14pt"/>
    </style:style>
    <style:style style:name="T1" style:family="text">
      <style:text-properties fo:font-weight="normal" style:font-size-asian="14pt" style:font-weight-asian="normal" style:font-size-complex="14pt" style:font-weight-complex="normal"/>
    </style:style>
    <style:style style:name="T2" style:family="text">
      <style:text-properties fo:font-weight="bold" style:font-size-asian="14pt" style:font-weight-asian="bold" style:font-size-complex="14pt" style:font-weight-complex="bold"/>
    </style:style>
    <style:style style:name="T3" style:family="text">
      <style:text-properties style:font-size-asian="14pt" style:font-size-complex="14pt"/>
    </style:style>
    <style:style style:name="T4" style:family="text">
      <style:text-properties fo:font-style="italic" style:font-size-asian="14pt" style:font-style-asian="italic" style:font-size-complex="14pt" style:font-style-complex="italic"/>
    </style:style>
    <style:style style:name="T5" style:family="text">
      <style:text-properties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fo:font-size="11pt" fo:font-weight="normal" style:font-size-asian="14pt" style:font-weight-asian="normal" style:font-size-complex="14pt" style:font-weight-complex="normal"/>
    </style:style>
    <style:style style:name="T7" style:family="text">
      <style:text-properties fo:font-size="11pt" fo:font-weight="bold" style:font-size-asian="14pt" style:font-weight-asian="bold" style:font-size-complex="14pt" style:font-weight-complex="bold"/>
    </style:style>
    <style:style style:name="T8" style:family="text">
      <style:text-properties fo:font-size="11pt" fo:font-style="italic" style:font-size-asian="14pt" style:font-style-asian="italic" style:font-size-complex="14pt" style:font-style-complex="italic"/>
    </style:style>
    <style:style style:name="T9" style:family="text">
      <style:text-properties fo:font-size="11pt" fo:font-style="italic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858cm" svg:height="3.429cm" svg:x="11.622cm" svg:y="5.369cm">
          <text:p text:style-name="P1"><text:span text:style-name="T1">“</text:span><text:span text:style-name="T1">Quality improvement </text:span></text:p>
          <text:p text:style-name="P1"><text:span text:style-name="T1">from MB-tree is about 2-70%</text:span><text:span text:style-name="T2"> </text:span></text:p>
          <text:p text:style-name="P1"><text:span text:style-name="T2">depending on content</text:span><text:span text:style-name="T3">.”</text:span></text:p>
          <text:p text:style-name="P1"><text:span text:style-name="T3"/></text:p>
          <text:p text:style-name="P1"><text:span text:style-name="T4">Fiona Glaser, 200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858cm" svg:height="3.429cm" svg:x="0.566cm" svg:y="9.509cm">
          <text:p text:style-name="P1"><text:span text:style-name="T3">“</text:span><text:span text:style-name="T3">Chroma mode decision/subpel </text:span></text:p>
          <text:p text:style-name="P1"><text:span text:style-name="T3">for B-frames. Improves compression </text:span></text:p>
          <text:p text:style-name="P1"><text:span text:style-name="T3">~0.4-1%. </text:span><text:span text:style-name="T2">Helps more on videos </text:span></text:p>
          <text:p text:style-name="P1"><text:span text:style-name="T2">with lots of chroma detail.”</text:span></text:p>
          <text:p text:style-name="P1"><text:span text:style-name="T2"/></text:p>
          <text:p text:style-name="P1"><text:span text:style-name="T5">Fiona Glaser, 200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6.858cm" svg:height="3.429cm" svg:x="22.742cm" svg:y="9.536cm">
          <text:p text:style-name="P1"><text:span text:style-name="T6">“</text:span><text:span text:style-name="T6">Fix two bugs in 2-pass ratecontrol.</text:span><text:span text:style-name="T7"> </text:span></text:p>
          <text:p text:style-name="P1"><text:span text:style-name="T7">May significantly increase quality </text:span></text:p>
          <text:p text:style-name="P1"><text:span text:style-name="T6">with many threads in 2-pass mode, </text:span></text:p>
          <text:p text:style-name="P1"><text:span text:style-name="T6">especially</text:span><text:span text:style-name="T7"> in cases</text:span><text:span text:style-name="T6"> with extremely </text:span></text:p>
          <text:p text:style-name="P1"><text:span text:style-name="T6">large I-frames,</text:span><text:span text:style-name="T7"> </text:span><text:span text:style-name="T6">such as</text:span><text:span text:style-name="T7"> anime.”</text:span></text:p>
          <text:p text:style-name="P1"><text:span text:style-name="T7"/></text:p>
          <text:p text:style-name="P1"><text:span text:style-name="T8">Alexandra Hájková, 20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6.858cm" svg:height="3.429cm" svg:x="7.888cm" svg:y="9.509cm">
          <text:p text:style-name="P1"><text:span text:style-name="T6">“</text:span><text:span text:style-name="T6">Add faster mv0 special case </text:span></text:p>
          <text:p text:style-name="P1"><text:span text:style-name="T6">for macroblock-tree. </text:span></text:p>
          <text:p text:style-name="P1"><text:span text:style-name="T7">Improves performance </text:span></text:p>
          <text:p text:style-name="P1"><text:span text:style-name="T7">on low-motion video.”</text:span></text:p>
          <text:p text:style-name="P1"><text:span text:style-name="T7"/></text:p>
          <text:p text:style-name="P1"><text:span text:style-name="T8">Guillaume Poirier, 2006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6.858cm" svg:height="3.429cm" svg:x="19.034cm" svg:y="5.375cm">
          <text:p text:style-name="P1"><text:span text:style-name="T6">“</text:span><text:span text:style-name="T6">Macroblock tree </text:span></text:p>
          <text:p text:style-name="P1"><text:span text:style-name="T6">overhaul/optimization. </text:span></text:p>
          <text:p text:style-name="P1"><text:span text:style-name="T7">Roughly ~25-65% faster mbtree, </text:span></text:p>
          <text:p text:style-name="P1"><text:span text:style-name="T7">depending on content.”</text:span></text:p>
          <text:p text:style-name="P1"><text:span text:style-name="T7"/></text:p>
          <text:p text:style-name="P1"><text:span text:style-name="T8">Martin Storsjö, 20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7" draw:layer="layout" svg:width="29.561cm" svg:height="2.453cm" svg:x="0.139cm" svg:y="0.619cm">
          <draw:text-box>
            <text:p text:style-name="P6">X264 developpers &amp; Input Sensitivity </text:p>
          </draw:text-box>
        </draw:frame>
        <draw:line draw:style-name="gr7" draw:text-style-name="P8" draw:layer="layout" svg:x1="2.651cm" svg:y1="4.333cm" svg:x2="28.305cm" svg:y2="4.334cm">
          <text:p/>
        </draw:line>
        <draw:frame draw:style-name="gr8" draw:text-style-name="P10" draw:layer="layout" svg:width="4.826cm" svg:height="0.962cm" svg:x="25.141cm" svg:y="3.159cm">
          <draw:text-box>
            <text:p text:style-name="P9">Commits</text:p>
          </draw:text-box>
        </draw:frame>
        <draw:line draw:style-name="gr9" draw:text-style-name="P8" draw:layer="layout" svg:x1="27.146cm" svg:y1="4.353cm" svg:x2="27.146cm" svg:y2="9.484cm">
          <text:p/>
        </draw:line>
        <draw:line draw:style-name="gr9" draw:text-style-name="P8" draw:layer="layout" svg:x1="25.089cm" svg:y1="4.353cm" svg:x2="25.089cm" svg:y2="5.318cm">
          <text:p/>
        </draw:line>
        <draw:line draw:style-name="gr9" draw:text-style-name="P8" draw:layer="layout" svg:x1="13.875cm" svg:y1="4.354cm" svg:x2="13.875cm" svg:y2="5.369cm">
          <text:p/>
        </draw:line>
        <draw:line draw:style-name="gr9" draw:text-style-name="P8" draw:layer="layout" svg:x1="4.089cm" svg:y1="4.354cm" svg:x2="4.124cm" svg:y2="9.509cm">
          <text:p/>
        </draw:line>
        <draw:line draw:style-name="gr9" draw:text-style-name="P8" draw:layer="layout" svg:x1="8.29cm" svg:y1="4.355cm" svg:x2="8.325cm" svg:y2="9.51cm">
          <text:p/>
        </draw:line>
        <draw:custom-shape draw:style-name="gr10" draw:text-style-name="P11" draw:layer="layout" svg:width="6.858cm" svg:height="3.429cm" svg:x="4.307cm" svg:y="5.369cm">
          <text:p text:style-name="P1"><text:span text:style-name="T7">“</text:span><text:span text:style-name="T6">Make b-pyramid normal the default.</text:span></text:p>
          <text:p text:style-name="P1"><text:span text:style-name="T6"><text:s/></text:span><text:span text:style-name="T6">Improves compression 0-5% </text:span></text:p>
          <text:p text:style-name="P1"><text:span text:style-name="T7">depending on the video”</text:span></text:p>
          <text:p text:style-name="P1"><text:span text:style-name="T9"/></text:p>
          <text:p text:style-name="P1"><text:span text:style-name="T4">Loren Meritt, 200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.139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7T16:19:07.523983394</meta:creation-date>
    <dc:date>2020-07-07T17:00:36.880452444</dc:date>
    <meta:editing-duration>PT31M10S</meta:editing-duration>
    <meta:editing-cycles>15</meta:editing-cycles>
    <meta:generator>LibreOffice/6.0.7.3$Linux_X86_64 LibreOffice_project/00m0$Build-3</meta:generator>
    <meta:document-statistic meta:object-count="14"/>
  </office:meta>
</office:document-meta>
</file>